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6.563cm" fo:margin-left="-0.67cm" fo:margin-top="0cm" fo:margin-bottom="0cm" fo:break-before="auto" fo:break-after="auto" table:align="left" style:writing-mode="lr-tb"/>
    </style:style>
    <style:style style:name="Tableau1.A" style:family="table-column">
      <style:table-column-properties style:column-width="8.941cm"/>
    </style:style>
    <style:style style:name="Tableau1.B" style:family="table-column">
      <style:table-column-properties style:column-width="7.62cm"/>
    </style:style>
    <style:style style:name="Tableau1.1" style:family="table-row">
      <style:table-row-properties fo:keep-together="auto"/>
    </style:style>
    <style:style style:name="Tableau1.A1" style:family="table-cell">
      <style:table-cell-properties style:vertical-align="" fo:background-color="transparent" fo:padding="0.176cm" fo:border="1pt solid #000000">
        <style:background-image/>
      </style:table-cell-properties>
    </style:style>
    <style:style style:name="Tableau1.4" style:family="table-row">
      <style:table-row-properties style:min-row-height="1.655cm" fo:keep-together="auto"/>
    </style:style>
    <style:style style:name="Tableau2" style:family="table">
      <style:table-properties style:width="16.616cm" fo:margin-left="-0.723cm" fo:margin-top="0cm" fo:margin-bottom="0cm" table:align="left" style:writing-mode="lr-tb"/>
    </style:style>
    <style:style style:name="Tableau2.A" style:family="table-column">
      <style:table-column-properties style:column-width="9.075cm"/>
    </style:style>
    <style:style style:name="Tableau2.B" style:family="table-column">
      <style:table-column-properties style:column-width="7.539cm"/>
    </style:style>
    <style:style style:name="Tableau2.1" style:family="table-row">
      <style:table-row-properties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3" style:family="table">
      <style:table-properties style:width="15.926cm" fo:margin-left="0.018cm" fo:margin-top="0cm" fo:margin-bottom="0cm" table:align="left" style:writing-mode="lr-tb"/>
    </style:style>
    <style:style style:name="Tableau3.A" style:family="table-column">
      <style:table-column-properties style:column-width="7.962cm"/>
    </style:style>
    <style:style style:name="Tableau3.1" style:family="table-row">
      <style:table-row-properties fo:keep-together="auto"/>
    </style:style>
    <style:style style:name="Tableau3.A1" style:family="table-cell">
      <style:table-cell-properties style:vertical-align="" fo:background-color="transparent" fo:padding="0.176cm" fo:border="1pt solid #000000">
        <style:background-image/>
      </style:table-cell-properties>
    </style:style>
    <style:style style:name="Tableau4" style:family="table">
      <style:table-properties style:width="16.113cm" fo:margin-left="-0.22cm" fo:margin-top="0cm" fo:margin-bottom="0cm" table:align="left" style:writing-mode="lr-tb"/>
    </style:style>
    <style:style style:name="Tableau4.A" style:family="table-column">
      <style:table-column-properties style:column-width="8.941cm"/>
    </style:style>
    <style:style style:name="Tableau4.B" style:family="table-column">
      <style:table-column-properties style:column-width="7.17cm"/>
    </style:style>
    <style:style style:name="Tableau4.1" style:family="table-row">
      <style:table-row-properties fo:keep-together="auto"/>
    </style:style>
    <style:style style:name="Tableau4.A1" style:family="table-cell">
      <style:table-cell-properties style:vertical-align="" fo:background-color="transparent" fo:padding="0.176cm" fo:border="1pt solid #000000">
        <style:background-image/>
      </style:table-cell-properties>
    </style:style>
    <style:style style:name="Tableau5" style:family="table">
      <style:table-properties style:width="16.431cm" fo:margin-left="-0.54cm" fo:margin-top="0cm" fo:margin-bottom="0cm" table:align="left" style:writing-mode="lr-tb"/>
    </style:style>
    <style:style style:name="Tableau5.A" style:family="table-column">
      <style:table-column-properties style:column-width="9.073cm"/>
    </style:style>
    <style:style style:name="Tableau5.B" style:family="table-column">
      <style:table-column-properties style:column-width="7.355cm"/>
    </style:style>
    <style:style style:name="Tableau5.1" style:family="table-row">
      <style:table-row-properties fo:keep-together="auto"/>
    </style:style>
    <style:style style:name="Tableau5.A1" style:family="table-cell">
      <style:table-cell-properties style:vertical-align="" fo:background-color="transparent" fo:padding="0.176cm" fo:border="1pt solid #000000">
        <style:background-image/>
      </style:table-cell-properties>
    </style:style>
    <style:style style:name="Tableau6" style:family="table">
      <style:table-properties style:width="16.087cm" fo:margin-left="-0.196cm" fo:margin-top="0cm" fo:margin-bottom="0cm" table:align="left" style:writing-mode="lr-tb"/>
    </style:style>
    <style:style style:name="Tableau6.A" style:family="table-column">
      <style:table-column-properties style:column-width="9.155cm"/>
    </style:style>
    <style:style style:name="Tableau6.B" style:family="table-column">
      <style:table-column-properties style:column-width="6.93cm"/>
    </style:style>
    <style:style style:name="Tableau6.1" style:family="table-row">
      <style:table-row-properties fo:keep-together="auto"/>
    </style:style>
    <style:style style:name="Tableau6.A1" style:family="table-cell">
      <style:table-cell-properties style:vertical-align="" fo:background-color="transparent" fo:padding="0.176cm" fo:border="1pt solid #000000">
        <style:background-image/>
      </style:table-cell-properties>
    </style:style>
    <style:style style:name="Tableau7" style:family="table">
      <style:table-properties style:width="15.926cm" fo:margin-left="0.018cm" fo:margin-top="0cm" fo:margin-bottom="0cm" table:align="left" style:writing-mode="lr-tb"/>
    </style:style>
    <style:style style:name="Tableau7.A" style:family="table-column">
      <style:table-column-properties style:column-width="7.962cm"/>
    </style:style>
    <style:style style:name="Tableau7.1" style:family="table-row">
      <style:table-row-properties fo:keep-together="auto"/>
    </style:style>
    <style:style style:name="Tableau7.A1" style:family="table-cell">
      <style:table-cell-properties style:vertical-align="" fo:background-color="transparent" fo:padding="0.176cm" fo:border="1pt solid #000000">
        <style:background-image/>
      </style:table-cell-properties>
    </style:style>
    <style:style style:name="P1" style:family="paragraph" style:parent-style-name="normal">
      <style:paragraph-properties fo:text-align="justify" style:justify-single-word="false"/>
      <style:text-properties fo:font-size="15pt" fo:font-weight="bold" style:font-size-asian="15pt" style:font-weight-asian="bold" style:font-size-complex="15pt"/>
    </style:style>
    <style:style style:name="P2" style:family="paragraph" style:parent-style-name="normal">
      <style:paragraph-properties fo:line-height="100%" fo:text-align="justify" style:justify-single-word="false" fo:orphans="0" fo:widows="0"/>
      <style:text-properties fo:font-size="12pt" style:font-size-asian="12pt" style:font-size-complex="12pt"/>
    </style:style>
    <style:style style:name="P3" style:family="paragraph" style:parent-style-name="normal">
      <style:paragraph-properties fo:text-align="justify" style:justify-single-word="false"/>
      <style:text-properties fo:font-size="12pt" style:font-size-asian="12pt" style:font-size-complex="12pt"/>
    </style:style>
    <style:style style:name="P4" style:family="paragraph" style:parent-style-name="normal">
      <style:paragraph-properties fo:line-height="100%" fo:text-align="justify" style:justify-single-word="false" fo:orphans="0" fo:widows="0"/>
      <style:text-properties fo:font-size="12pt" fo:font-style="italic" style:font-size-asian="12pt" style:font-style-asian="italic" style:font-size-complex="12pt"/>
    </style:style>
    <style:style style:name="P5" style:family="paragraph" style:parent-style-name="normal">
      <style:paragraph-properties fo:text-align="justify" style:justify-single-word="false"/>
      <style:text-properties fo:font-size="12pt" fo:font-style="italic" style:font-size-asian="12pt" style:font-style-asian="italic" style:font-size-complex="12pt"/>
    </style:style>
    <style:style style:name="P6" style:family="paragraph" style:parent-style-name="normal">
      <style:paragraph-properties fo:text-align="justify" style:justify-single-word="false"/>
      <style:text-properties fo:font-size="12pt" fo:font-style="italic" style:text-underline-style="solid" style:text-underline-width="auto" style:text-underline-color="font-color" style:font-size-asian="12pt" style:font-style-asian="italic" style:font-size-complex="12pt"/>
    </style:style>
    <style:style style:name="P7" style:family="paragraph" style:parent-style-name="normal">
      <loext:graphic-properties draw:fill="solid" draw:fill-color="#1e1e1e"/>
      <style:paragraph-properties fo:line-height="135%" fo:text-align="justify" style:justify-single-word="false" fo:orphans="0" fo:widows="0" fo:background-color="#1e1e1e"/>
      <style:text-properties style:font-name="Courier New" fo:font-size="10.5pt" style:font-name-asian="Courier New1" style:font-size-asian="10.5pt" style:font-name-complex="Courier New1" style:font-size-complex="10.5pt"/>
    </style:style>
    <style:style style:name="P8" style:family="paragraph" style:parent-style-name="normal">
      <loext:graphic-properties draw:fill="solid" draw:fill-color="#1e1e1e"/>
      <style:paragraph-properties fo:line-height="135%" fo:text-align="justify" style:justify-single-word="false" fo:orphans="0" fo:widows="0" fo:background-color="#1e1e1e"/>
      <style:text-properties fo:font-size="10.5pt" style:font-size-asian="10.5pt" style:font-size-complex="10.5pt"/>
    </style:style>
    <style:style style:name="P9" style:family="paragraph" style:parent-style-name="normal">
      <style:paragraph-properties fo:text-align="justify" style:justify-single-word="false"/>
      <style:text-properties fo:font-size="13pt" fo:font-style="italic" style:font-size-asian="13pt" style:font-style-asian="italic" style:font-size-complex="13pt"/>
    </style:style>
    <style:style style:name="P10" style:family="paragraph" style:parent-style-name="normal">
      <style:paragraph-properties fo:line-height="100%" fo:text-align="justify" style:justify-single-word="false" fo:orphans="0" fo:widows="0"/>
      <style:text-properties fo:font-size="13pt" fo:font-style="italic" style:text-underline-style="solid" style:text-underline-width="auto" style:text-underline-color="font-color" style:font-size-asian="13pt" style:font-style-asian="italic" style:font-size-complex="13pt"/>
    </style:style>
    <style:style style:name="P11" style:family="paragraph" style:parent-style-name="normal">
      <style:paragraph-properties fo:text-align="justify" style:justify-single-word="false"/>
      <style:text-properties fo:font-size="13pt" fo:font-style="italic" style:text-underline-style="solid" style:text-underline-width="auto" style:text-underline-color="font-color" style:font-size-asian="13pt" style:font-style-asian="italic" style:font-size-complex="13pt"/>
    </style:style>
    <style:style style:name="P12" style:family="paragraph" style:parent-style-name="normal">
      <style:paragraph-properties fo:text-align="justify" style:justify-single-word="false"/>
      <style:text-properties fo:font-size="13pt" style:text-underline-style="solid" style:text-underline-width="auto" style:text-underline-color="font-color" style:font-size-asian="13pt" style:font-size-complex="13pt"/>
    </style:style>
    <style:style style:name="P13" style:family="paragraph" style:parent-style-name="normal">
      <style:paragraph-properties fo:text-align="justify" style:justify-single-word="false"/>
    </style:style>
    <style:style style:name="P14"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2pt" fo:font-style="italic" style:font-size-asian="12pt" style:font-style-asian="italic" style:font-size-complex="12pt"/>
    </style:style>
    <style:style style:name="P15"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2pt" style:font-size-asian="12pt" style:font-size-complex="12pt"/>
    </style:style>
    <style:style style:name="P16"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3pt" fo:font-style="italic" style:text-underline-style="solid" style:text-underline-width="auto" style:text-underline-color="font-color" style:font-size-asian="13pt" style:font-style-asian="italic" style:font-size-complex="13pt"/>
    </style:style>
    <style:style style:name="P17" style:family="paragraph" style:parent-style-name="normal">
      <style:paragraph-properties fo:margin-top="0.423cm" fo:margin-bottom="0cm" style:contextual-spacing="false" fo:line-height="100%" fo:text-align="justify" style:justify-single-word="false"/>
      <style:text-properties fo:font-size="12pt" style:font-size-asian="12pt" style:font-size-complex="12pt"/>
    </style:style>
    <style:style style:name="P18" style:family="paragraph" style:parent-style-name="normal" style:list-style-name="WWNum1">
      <loext:graphic-properties draw:fill="none" draw:fill-color="#ffffff"/>
      <style:paragraph-properties fo:margin-left="1.27cm" fo:margin-right="0cm" fo:margin-top="0cm" fo:margin-bottom="0cm" style:contextual-spacing="false" fo:line-height="100%" fo:text-align="justify" style:justify-single-word="false" fo:keep-together="auto" fo:orphans="0" fo:widows="0" fo:text-indent="-0.635cm" style:auto-text-indent="false" fo:background-color="transparent" fo:padding="0cm" fo:border="none" style:shadow="none" fo:keep-with-next="auto"/>
    </style:style>
    <style:style style:name="P19" style:family="paragraph" style:parent-style-name="normal" style:list-style-name="WWNum1">
      <style:paragraph-properties fo:margin-left="1.27cm" fo:margin-right="0cm" fo:line-height="100%" fo:text-align="justify" style:justify-single-word="false" fo:orphans="0" fo:widows="0" fo:text-indent="-0.635cm" style:auto-text-indent="false"/>
    </style:style>
    <style:style style:name="P20" style:family="paragraph" style:parent-style-name="normal" style:master-page-name="Standard">
      <style:paragraph-properties fo:text-align="justify" style:justify-single-word="false" style:page-number="1"/>
    </style:style>
    <style:style style:name="P21" style:family="paragraph" style:parent-style-name="normal">
      <style:paragraph-properties fo:margin-left="0cm" fo:margin-right="0cm" fo:text-align="justify" style:justify-single-word="false" fo:text-indent="0cm" style:auto-text-indent="false"/>
    </style:style>
    <style:style style:name="P22" style:family="paragraph" style:parent-style-name="normal">
      <style:paragraph-properties fo:margin-left="0cm" fo:margin-right="0cm" fo:margin-top="0.423cm" fo:margin-bottom="0cm" style:contextual-spacing="false" fo:line-height="100%" fo:text-align="justify" style:justify-single-word="false" fo:text-indent="0cm" style:auto-text-indent="false"/>
    </style:style>
    <style:style style:name="T1" style:family="text">
      <style:text-properties fo:font-size="15pt" fo:font-weight="bold" style:font-size-asian="15pt" style:font-weight-asian="bold" style:font-size-complex="15pt"/>
    </style:style>
    <style:style style:name="T2" style:family="text">
      <style:text-properties fo:font-size="13pt" fo:font-style="italic" style:text-underline-style="solid" style:text-underline-width="auto" style:text-underline-color="font-color" style:font-size-asian="13pt" style:font-style-asian="italic" style:font-size-complex="13pt"/>
    </style:style>
    <style:style style:name="T3" style:family="text">
      <style:text-properties fo:font-size="13pt" fo:font-style="italic" style:font-size-asian="13pt" style:font-style-asian="italic" style:font-size-complex="13pt"/>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style:text-underline-style="solid" style:text-underline-width="auto" style:text-underline-color="font-color" style:font-size-asian="12pt" style:font-style-asian="italic" style:font-size-complex="12pt"/>
    </style:style>
    <style:style style:name="T6" style:family="text">
      <style:text-properties fo:font-size="12pt" style:font-size-asian="12pt" style:font-size-complex="12pt"/>
    </style:style>
    <style:style style:name="T7" style:family="text">
      <style:text-properties fo:font-style="italic" style:font-style-asian="italic"/>
    </style:style>
    <style:style style:name="T8" style:family="text">
      <style:text-properties fo:color="#d4d4d4" loext:opacity="100%" style:font-name="Courier New" style:font-name-asian="Courier New1" style:font-name-complex="Courier New1"/>
    </style:style>
    <style:style style:name="T9" style:family="text">
      <style:text-properties fo:color="#d4d4d4" loext:opacity="100%"/>
    </style:style>
    <style:style style:name="T10" style:family="text">
      <style:text-properties fo:color="#569cd6" loext:opacity="100%" style:font-name="Courier New" fo:font-size="10.5pt" style:font-name-asian="Courier New1" style:font-size-asian="10.5pt" style:font-name-complex="Courier New1" style:font-size-complex="10.5pt"/>
    </style:style>
    <style:style style:name="T11" style:family="text">
      <style:text-properties fo:color="#569cd6" loext:opacity="100%" style:font-name="Courier New" style:font-name-asian="Courier New1" style:font-name-complex="Courier New1"/>
    </style:style>
    <style:style style:name="T12" style:family="text">
      <style:text-properties fo:color="#569cd6" loext:opacity="100%"/>
    </style:style>
    <style:style style:name="T13" style:family="text">
      <style:text-properties fo:color="#c8c8c8" loext:opacity="100%" style:font-name="Courier New" style:font-name-asian="Courier New1" style:font-name-complex="Courier New1"/>
    </style:style>
    <style:style style:name="T14" style:family="text">
      <style:text-properties fo:color="#c8c8c8" loext:opacity="100%"/>
    </style:style>
    <style:style style:name="T15" style:family="text">
      <style:text-properties fo:color="#6a9955" loext:opacity="100%" style:font-name="Courier New" style:font-name-asian="Courier New1" style:font-name-complex="Courier New1"/>
    </style:style>
    <style:style style:name="T16" style:family="text">
      <style:text-properties fo:color="#6a9955" loext:opacity="100%"/>
    </style:style>
    <style:style style:name="T17" style:family="text">
      <style:text-properties fo:color="#ff0000" loext:opacity="100%" style:font-name="Courier New" style:font-name-asian="Courier New1" style:font-name-complex="Courier New1"/>
    </style:style>
    <style:style style:name="T18" style:family="text">
      <style:text-properties fo:color="#ff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UML : Unit Tests</text:span></text:p>
      <text:p text:style-name="P1"/>
      <text:p text:style-name="P13"><text:span text:style-name="T2">isFalty(Service container) </text:span><text:span text:style-name="T4">:</text:span></text:p>
      <text:p text:style-name="P3"/>
      <text:p text:style-name="P21"><text:span text:style-name="T6">La méthode </text:span><text:span text:style-name="T4">isFalty</text:span><text:span text:style-name="T6"> de la classe Sensor permet de définir si un capteur en particulier est défaillant. Pour se faire, on récupère pour chaque type de mesure la moyenne de notre capteur qu’on compare avec la moyenne de chaque type des autres capteurs à proximité (rayon défini au préalable). Pour ce test, on vérifie pour une série de mesure donnée le capteur qui doit être détecté comme défaillant.</text:span></text:p>
      <text:p text:style-name="P5"/>
      <table:table table:name="Tableau1" table:style-name="Tableau1">
        <table:table-column table:style-name="Tableau1.A"/>
        <table:table-column table:style-name="Tableau1.B"/>
        <table:table-row table:style-name="Tableau1.1">
          <table:table-cell table:style-name="Tableau1.A1" office:value-type="string">
            <text:p text:style-name="P14">Jeu de test </text:p>
          </table:table-cell>
          <table:table-cell table:style-name="Tableau1.A1" office:value-type="string">
            <text:p text:style-name="P14">Objectif du test</text:p>
          </table:table-cell>
        </table:table-row>
        <table:table-row table:style-name="Tableau1.1">
          <table:table-cell table:style-name="Tableau1.A1" office:value-type="string">
            <text:p text:style-name="P14"/>
            <text:p text:style-name="P15">Vide</text:p>
          </table:table-cell>
          <table:table-cell table:style-name="Tableau1.A1" office:value-type="string">
            <text:p text:style-name="P4">Vérifier que les capteurs ne sont pas marqué défaillants si ils n’ont pas de mesures enregistrées</text:p>
          </table:table-cell>
        </table:table-row>
        <table:table-row table:style-name="Tableau1.1">
          <table:table-cell table:style-name="Tableau1.A1" office:value-type="string">
            <text:p text:style-name="P7"><text:span text:style-name="T9">2019-01-01 12:00:00;</text:span><text:span text:style-name="T12">Sensor0;</text:span><text:span text:style-name="T14">O3;</text:span><text:span text:style-name="T16">50.0;</text:span></text:p>
            <text:p text:style-name="P7"><text:span text:style-name="T9">2019-01-01 12:00:00;</text:span><text:span text:style-name="T12">Sensor1;</text:span><text:span text:style-name="T14">O3;</text:span><text:span text:style-name="T18">10.0</text:span><text:span text:style-name="T16">;</text:span></text:p>
            <text:p text:style-name="P7"><text:span text:style-name="T9">2019-01-01 12:00:00;</text:span><text:span text:style-name="T12">Sensor2;</text:span><text:span text:style-name="T14">O3;</text:span><text:span text:style-name="T16">50.0;</text:span></text:p>
            <text:p text:style-name="P7"><text:span text:style-name="T9">2019-01-01 12:00:00;</text:span><text:span text:style-name="T12">Sensor3;</text:span><text:span text:style-name="T14">O3;</text:span><text:span text:style-name="T16">50.0;</text:span></text:p>
            <text:p text:style-name="P7"><text:span text:style-name="T9">2019-01-01 12:00:00;</text:span><text:span text:style-name="T12">Sensor4;</text:span><text:span text:style-name="T14">O3;</text:span><text:span text:style-name="T16">50.0;</text:span></text:p>
            <text:p text:style-name="P7"><text:span text:style-name="T9">2019-01-01 12:00:00;</text:span><text:span text:style-name="T12">Sensor0;</text:span><text:span text:style-name="T14">NO2;</text:span><text:span text:style-name="T16">50.0;</text:span></text:p>
            <text:p text:style-name="P7"><text:span text:style-name="T9">2019-01-01 12:00:00;</text:span><text:span text:style-name="T12">Sensor1;</text:span><text:span text:style-name="T14">NO2;</text:span><text:span text:style-name="T16">50.0;</text:span></text:p>
            <text:p text:style-name="P7"><text:span text:style-name="T9">2019-01-01 12:00:00;</text:span><text:span text:style-name="T12">Sensor2;</text:span><text:span text:style-name="T14">NO2;</text:span><text:span text:style-name="T16">50.0;</text:span></text:p>
            <text:p text:style-name="P7"><text:span text:style-name="T9">2019-01-01 12:00:00;</text:span><text:span text:style-name="T12">Sensor3;</text:span><text:span text:style-name="T14">NO2;</text:span><text:span text:style-name="T16">50.0;</text:span></text:p>
            <text:p text:style-name="P8"><text:span text:style-name="T8">2019-01-01 12:00:00;</text:span><text:span text:style-name="T11">Sensor4;</text:span><text:span text:style-name="T13">NO2;</text:span><text:span text:style-name="T17">10.0</text:span><text:span text:style-name="T15">;</text:span></text:p>
          </table:table-cell>
          <table:table-cell table:style-name="Tableau1.A1" office:value-type="string">
            <text:p text:style-name="P4">Vérifier que les capteurs sont marqués défaillant pour des types de mesures distincts</text:p>
          </table:table-cell>
        </table:table-row>
        <table:table-row table:style-name="Tableau1.4">
          <table:table-cell table:style-name="Tableau1.A1" office:value-type="string">
            <text:p text:style-name="P8"><text:span text:style-name="T8">2019-01-01 12:00:00;</text:span><text:span text:style-name="T11">Sensor0;</text:span><text:span text:style-name="T13">O3;</text:span><text:span text:style-name="T15">50.0;</text:span></text:p>
          </table:table-cell>
          <table:table-cell table:style-name="Tableau1.A1" office:value-type="string">
            <text:p text:style-name="P4">Vérifier que les capteurs n’est pas marqué défaillant si il est le seul dans son type de mesure (pas de comparatif)</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text:span text:style-name="T2">getSimilar(stamp debut, stamp fin, Service container) </text:span><text:span text:style-name="T3">:</text:span></text:p>
      <text:p text:style-name="P9"/>
      <text:p text:style-name="P22"><text:span text:style-name="T6">La méthode </text:span><text:span text:style-name="T4">getSimilar</text:span><text:span text:style-name="T6"> permet aux utilisateurs de noter et classer tous les capteurs en fonction de leur similarité avec un capteur sélectionné. La similarité est déterminée en comparant les données générées par les capteurs au cours d'une période de temps spécifiée. Le but de cette fonctionnalité est d'identifier les zones avec une qualité de l'air similaire.</text:span></text:p>
      <text:p text:style-name="P17"/>
      <text:p text:style-name="P17"/>
      <table:table table:name="Tableau2" table:style-name="Tableau2">
        <table:table-column table:style-name="Tableau2.A"/>
        <table:table-column table:style-name="Tableau2.B"/>
        <table:table-row table:style-name="Tableau2.1">
          <table:table-cell table:style-name="Tableau2.A1" office:value-type="string">
            <text:p text:style-name="P2"><text:span text:style-name="T7">Jeu de test </text:span></text:p>
          </table:table-cell>
          <table:table-cell table:style-name="Tableau2.A1" office:value-type="string">
            <text:p text:style-name="P4">Objectif du test</text:p>
          </table:table-cell>
        </table:table-row>
        <table:table-row table:style-name="Tableau2.1">
          <table:table-cell table:style-name="Tableau2.A1" office:value-type="string">
            <text:p text:style-name="P7"><text:span text:style-name="T9">2019-01-01 12:00:00;</text:span><text:span text:style-name="T12">Sensor0;</text:span><text:span text:style-name="T14">O3;</text:span><text:span text:style-name="T16">10.0;</text:span></text:p>
            <text:p text:style-name="P7"><text:span text:style-name="T9">2019-01-01 12:00:00;</text:span><text:span text:style-name="T12">Sensor1;</text:span><text:span text:style-name="T14">O3;</text:span><text:span text:style-name="T16">15.0;</text:span></text:p>
            <text:p text:style-name="P7"><text:span text:style-name="T9">2019-01-01 12:00:00;</text:span><text:span text:style-name="T12">Sensor2;</text:span><text:span text:style-name="T14">O3;</text:span><text:span text:style-name="T16">20.0;</text:span></text:p>
            <text:p text:style-name="P7"><text:span text:style-name="T9">2019-01-01 12:00:00;</text:span><text:span text:style-name="T12">Sensor3;</text:span><text:span text:style-name="T14">O3;</text:span><text:span text:style-name="T16">25.0;</text:span></text:p>
            <text:p text:style-name="P7"><text:span text:style-name="T9">2019-01-01 12:00:00;</text:span><text:span text:style-name="T12">Sensor4;</text:span><text:span text:style-name="T14">O3;</text:span><text:span text:style-name="T16">30.0;</text:span></text:p>
            <text:p text:style-name="P7"><text:span text:style-name="T9">2019-01-01 12:00:00;</text:span><text:span text:style-name="T12">Sensor0;</text:span><text:span text:style-name="T14">NO2;</text:span><text:span text:style-name="T16">20.0;</text:span></text:p>
            <text:p text:style-name="P7"><text:span text:style-name="T9">2019-01-01 12:00:00;</text:span><text:span text:style-name="T12">Sensor1;</text:span><text:span text:style-name="T14">NO2;</text:span><text:span text:style-name="T16">25.0;</text:span></text:p>
            <text:p text:style-name="P7"><text:span text:style-name="T9">2019-01-01 12:00:00;</text:span><text:span text:style-name="T12">Sensor2;</text:span><text:span text:style-name="T14">NO2;</text:span><text:span text:style-name="T16">30.0;</text:span></text:p>
            <text:p text:style-name="P7"><text:span text:style-name="T9">2019-01-01 12:00:00;</text:span><text:span text:style-name="T12">Sensor3;</text:span><text:span text:style-name="T14">NO2;</text:span><text:span text:style-name="T16">35.0;</text:span></text:p>
            <text:p text:style-name="P8"><text:span text:style-name="T8">2019-01-01 12:00:00;</text:span><text:span text:style-name="T11">Sensor4;</text:span><text:span text:style-name="T13">NO2;</text:span><text:span text:style-name="T15">40.0;</text:span></text:p>
          </table:table-cell>
          <table:table-cell table:style-name="Tableau2.A1" office:value-type="string">
            <text:p text:style-name="P4">Vérifier qu’on obtient bien en retour la note et les classement de chaque autre capteur par rapport à notre Sensor0 de référence</text:p>
          </table:table-cell>
        </table:table-row>
        <table:table-row table:style-name="Tableau2.1">
          <table:table-cell table:style-name="Tableau2.A1" office:value-type="string">
            <text:p text:style-name="P7"><text:span text:style-name="T9">2019-01-01 12:00:00;</text:span><text:span text:style-name="T12">Sensor0;</text:span><text:span text:style-name="T14">O3;</text:span><text:span text:style-name="T16">10.0;</text:span></text:p>
            <text:p text:style-name="P7"><text:span text:style-name="T9">2019-01-01 12:00:00;</text:span><text:span text:style-name="T12">Sensor1;</text:span><text:span text:style-name="T14">O3;</text:span><text:span text:style-name="T16">15.0;</text:span></text:p>
            <text:p text:style-name="P7"><text:span text:style-name="T9">2019-01-01 15:00:00;</text:span><text:span text:style-name="T12">Sensor1;</text:span><text:span text:style-name="T14">O3;</text:span><text:span text:style-name="T16">100.0;</text:span></text:p>
            <text:p text:style-name="P7"><text:span text:style-name="T9">2019-01-01 12:00:00;</text:span><text:span text:style-name="T12">Sensor2;</text:span><text:span text:style-name="T14">O3;</text:span><text:span text:style-name="T16">20.0;</text:span></text:p>
            <text:p text:style-name="P7"><text:span text:style-name="T9">2019-01-01 15:00:00;</text:span><text:span text:style-name="T12">Sensor2;</text:span><text:span text:style-name="T14">O3;</text:span><text:span text:style-name="T16">90.0;</text:span></text:p>
            <text:p text:style-name="P7"><text:span text:style-name="T9">2019-01-01 12:00:00;</text:span><text:span text:style-name="T12">Sensor3;</text:span><text:span text:style-name="T14">O3;</text:span><text:span text:style-name="T16">25.0;</text:span></text:p>
            <text:p text:style-name="P7"><text:span text:style-name="T9">2019-01-01 15:00:00;</text:span><text:span text:style-name="T12">Sensor3;</text:span><text:span text:style-name="T14">O3;</text:span><text:span text:style-name="T16">80.0;</text:span></text:p>
            <text:p text:style-name="P7"><text:span text:style-name="T9">2019-01-01 12:00:00;</text:span><text:span text:style-name="T12">Sensor4;</text:span><text:span text:style-name="T14">O3;</text:span><text:span text:style-name="T16">30.0;</text:span></text:p>
            <text:p text:style-name="P7"><text:span text:style-name="T9">2019-01-01 15:00:00;</text:span><text:span text:style-name="T12">Sensor4;</text:span><text:span text:style-name="T14">O3;</text:span><text:span text:style-name="T16">70.0;</text:span></text:p>
            <text:p text:style-name="P7"><text:span text:style-name="T9">2019-01-01 12:00:00;</text:span><text:span text:style-name="T12">Sensor0;</text:span><text:span text:style-name="T14">NO2;</text:span><text:span text:style-name="T16">20.0;</text:span></text:p>
            <text:p text:style-name="P7"><text:span text:style-name="T9">2019-01-01 12:00:00;</text:span><text:span text:style-name="T12">Sensor1;</text:span><text:span text:style-name="T14">NO2;</text:span><text:span text:style-name="T16">20.0;</text:span></text:p>
            <text:p text:style-name="P7"><text:span text:style-name="T9">2019-01-01 15:00:00;</text:span><text:span text:style-name="T12">Sensor1;</text:span><text:span text:style-name="T14">NO2;</text:span><text:span text:style-name="T16">200.0;</text:span></text:p>
            <text:p text:style-name="P7"><text:span text:style-name="T9">2019-01-01 12:00:00;</text:span><text:span text:style-name="T12">Sensor2;</text:span><text:span text:style-name="T14">NO2;</text:span><text:span text:style-name="T16">30.0;</text:span></text:p>
            <text:p text:style-name="P7"><text:span text:style-name="T9">2019-01-01 15:00:00;</text:span><text:span text:style-name="T12">Sensor2;</text:span><text:span text:style-name="T14">NO2;</text:span><text:span text:style-name="T16">190.0;</text:span></text:p>
            <text:p text:style-name="P7"><text:span text:style-name="T9">2019-01-01 12:00:00;</text:span><text:span text:style-name="T12">Sensor3;</text:span><text:span text:style-name="T14">NO2;</text:span><text:span text:style-name="T16">35.0;</text:span></text:p>
            <text:p text:style-name="P7"><text:span text:style-name="T9">2019-01-01 15:00:00;</text:span><text:span text:style-name="T12">Sensor3;</text:span><text:span text:style-name="T14">NO2;</text:span><text:span text:style-name="T16">180.0;</text:span></text:p>
            <text:p text:style-name="P7"><text:span text:style-name="T9">2019-01-01 12:00:00;</text:span><text:span text:style-name="T12">Sensor4;</text:span><text:span text:style-name="T14">NO2;</text:span><text:span text:style-name="T16">40.0;</text:span></text:p>
            <text:p text:style-name="P7"><text:span text:style-name="T9">2019-01-01 15:00:00;</text:span><text:span text:style-name="T12">Sensor4;</text:span><text:span text:style-name="T14">NO2;</text:span><text:span text:style-name="T16">170.0;</text:span></text:p>
          </table:table-cell>
          <table:table-cell table:style-name="Tableau2.A1" office:value-type="string">
            <text:p text:style-name="P2"><text:span text:style-name="T7">Vérifier qu’on obtient bien en retour le classement qui dépend de la timezone spécifiée en paramètre ici on prendra entre 12h et 13h. Pour se faire, on prend un classement ordonné dans la timezone et le classement inverse hors de la timezone pour voir si on récupère le bon en sortie.</text:span></text:p>
          </table:table-cell>
        </table:table-row>
      </table:table>
      <text:p text:style-name="P12"/>
      <text:p text:style-name="P13"/>
      <text:p text:style-name="P13"><text:soft-page-break/><text:span text:style-name="T2">userParticipation() </text:span><text:span text:style-name="T4">:</text:span></text:p>
      <text:p text:style-name="P3"/>
      <text:p text:style-name="P22"><text:span text:style-name="T6">La méthode </text:span><text:span text:style-name="T4">userParticipation</text:span><text:span text:style-name="T6"> gère la participation des particuliers à la génération de données sur la qualité de l'air. Les particuliers sont incités à contribuer aux données en gagnant des points pour l'utilisation de leurs données. Chaque fois que les données de leur capteur sont utilisées dans une requête, ils reçoivent un point. Si un des capteurs d’un utilisateur est marqué comme défaillant (cf. fonction décrite précédemment), celui-ci ne pourra plus gagner de points. </text:span></text:p>
      <text:p text:style-name="P17"/>
      <table:table table:name="Tableau3" table:style-name="Tableau3">
        <table:table-column table:style-name="Tableau3.A" table:number-columns-repeated="2"/>
        <table:table-row table:style-name="Tableau3.1">
          <table:table-cell table:style-name="Tableau3.A1" office:value-type="string">
            <text:p text:style-name="P2"><text:span text:style-name="T7">Jeu de test </text:span></text:p>
          </table:table-cell>
          <table:table-cell table:style-name="Tableau3.A1" office:value-type="string">
            <text:p text:style-name="P2"><text:span text:style-name="T7">Objectif du test</text:span></text:p>
          </table:table-cell>
        </table:table-row>
        <table:table-row table:style-name="Tableau3.1">
          <table:table-cell table:style-name="Tableau3.A1" office:value-type="string">
            <text:p text:style-name="P7"><text:span text:style-name="T9">User0;</text:span><text:span text:style-name="T12">Sensor0;</text:span></text:p>
            <text:p text:style-name="P7"><text:span text:style-name="T9">User1;</text:span><text:span text:style-name="T12">Sensor1;</text:span></text:p>
            <text:p text:style-name="P15"/>
            <text:list xml:id="list2039050385" text:style-name="WWNum1">
              <text:list-item>
                <text:p text:style-name="P18"><text:span text:style-name="T4">requête sur</text:span><text:span text:style-name="T6"> </text:span><text:span text:style-name="T10">Sensor0</text:span></text:p>
              </text:list-item>
            </text:list>
          </table:table-cell>
          <table:table-cell table:style-name="Tableau3.A1" office:value-type="string">
            <text:p text:style-name="P2"><text:span text:style-name="T7">Vérifier qu’on obtient bien les scores des utilisateurs en prenant aucun capteur défaillant</text:span></text:p>
          </table:table-cell>
        </table:table-row>
        <table:table-row table:style-name="Tableau3.1">
          <table:table-cell table:style-name="Tableau3.A1" office:value-type="string">
            <text:p text:style-name="P7"><text:span text:style-name="T9">User0;</text:span><text:span text:style-name="T18">Sensor0</text:span><text:span text:style-name="T12">;</text:span></text:p>
            <text:p text:style-name="P7"><text:span text:style-name="T9">User1;</text:span><text:span text:style-name="T12">Sensor1;</text:span></text:p>
            <text:p text:style-name="P15"/>
            <text:list xml:id="list214009839893822" text:continue-numbering="true" text:style-name="WWNum1">
              <text:list-item>
                <text:p text:style-name="P19"><text:span text:style-name="T4">requête sur</text:span><text:span text:style-name="T6"> </text:span><text:span text:style-name="T10">Sensor0</text:span></text:p>
              </text:list-item>
            </text:list>
          </table:table-cell>
          <table:table-cell table:style-name="Tableau3.A1" office:value-type="string">
            <text:p text:style-name="P14">Vérifier que le score n’évolue pas si un des capteurs est défaillant (Sensor0 défaillant)</text:p>
          </table:table-cell>
        </table:table-row>
      </table:table>
      <text:p text:style-name="P11"/>
      <text:p text:style-name="P13"><text:span text:style-name="T2">calculateQuality(double longi, double lat, Service container) :</text:span></text:p>
      <text:p text:style-name="P11"/>
      <text:p text:style-name="P21"><text:span text:style-name="T6">La méthode </text:span><text:span text:style-name="T4">calculateQuality </text:span><text:span text:style-name="T6">a pour objectif de fournir la valeur de la qualité de l'air à une position géographique précise sur le territoire à un moment donné. Elle prend en entrée les coordonnées en tant que paramètres et renvoie les mesures des quatre types de données fournies par le capteur le plus proche de la position spécifiée. De plus, elle renvoie la distance jusqu'à ce capteur.</text:span></text:p>
      <text:p text:style-name="P3"/>
      <text:p text:style-name="P3"/>
      <text:p text:style-name="P11"/>
      <table:table table:name="Tableau4" table:style-name="Tableau4">
        <table:table-column table:style-name="Tableau4.A"/>
        <table:table-column table:style-name="Tableau4.B"/>
        <table:table-row table:style-name="Tableau4.1">
          <table:table-cell table:style-name="Tableau4.A1" office:value-type="string">
            <text:p text:style-name="P4">Jeu de test </text:p>
          </table:table-cell>
          <table:table-cell table:style-name="Tableau4.A1" office:value-type="string">
            <text:p text:style-name="P4">Objectif du test</text:p>
          </table:table-cell>
        </table:table-row>
        <table:table-row table:style-name="Tableau4.1">
          <table:table-cell table:style-name="Tableau4.A1" office:value-type="string">
            <text:p text:style-name="P7"><text:span text:style-name="T9">Sensor0;</text:span><text:span text:style-name="T12">44;</text:span><text:span text:style-name="T14">-0.3;</text:span></text:p>
            <text:p text:style-name="P7"><text:span text:style-name="T9">Sensor1;</text:span><text:span text:style-name="T12">50;</text:span><text:span text:style-name="T14">2;</text:span></text:p>
            <text:p text:style-name="P16"/>
            <text:p text:style-name="P7"><text:span text:style-name="T9">2019-01-01 12:00:00;</text:span><text:span text:style-name="T12">Sensor0;</text:span><text:span text:style-name="T14">O3;</text:span><text:span text:style-name="T16">10.0;</text:span></text:p>
            <text:p text:style-name="P7"><text:span text:style-name="T9">2019-01-01 12:00:00;</text:span><text:span text:style-name="T12">Sensor1;</text:span><text:span text:style-name="T14">O3;</text:span><text:span text:style-name="T16">100.0;</text:span></text:p>
            <text:p text:style-name="P7"><text:span text:style-name="T9">2019-01-01 12:00:00;</text:span><text:span text:style-name="T12">Sensor0;</text:span><text:span text:style-name="T14">NO2;</text:span><text:span text:style-name="T16">20.0;</text:span></text:p>
            <text:p text:style-name="P7"><text:span text:style-name="T9">2019-01-01 12:00:00;</text:span><text:span text:style-name="T12">Sensor1;</text:span><text:span text:style-name="T14">NO2;</text:span><text:span text:style-name="T16">110.0;</text:span></text:p>
            <text:p text:style-name="P16"/>
            <text:p text:style-name="P16"/>
          </table:table-cell>
          <table:table-cell table:style-name="Tableau4.A1" office:value-type="string">
            <text:p text:style-name="P14">Vérifier qu’on obtient en sortie les valeurs souhaitées pour la position initiale de (-44, -1). On retourne la moyenne de Sensor0 qui est plus proche.</text:p>
          </table:table-cell>
        </table:table-row>
        <text:soft-page-break/>
        <table:table-row table:style-name="Tableau4.1">
          <table:table-cell table:style-name="Tableau4.A1" office:value-type="string">
            <text:p text:style-name="P7"><text:span text:style-name="T9">Sensor0;</text:span><text:span text:style-name="T12">44;</text:span><text:span text:style-name="T14">-0.3;</text:span></text:p>
            <text:p text:style-name="P7"><text:span text:style-name="T9">Sensor1;</text:span><text:span text:style-name="T12">44;</text:span><text:span text:style-name="T14">-0.3;</text:span></text:p>
            <text:p text:style-name="P10"/>
            <text:p text:style-name="P7"><text:span text:style-name="T9">2019-01-01 12:00:00;</text:span><text:span text:style-name="T12">Sensor0;</text:span><text:span text:style-name="T14">O3;</text:span><text:span text:style-name="T16">10.0;</text:span></text:p>
            <text:p text:style-name="P7"><text:span text:style-name="T9">2019-01-01 12:00:00;</text:span><text:span text:style-name="T12">Sensor1;</text:span><text:span text:style-name="T14">O3;</text:span><text:span text:style-name="T16">100.0;</text:span></text:p>
            <text:p text:style-name="P7"><text:span text:style-name="T9">2019-01-01 12:00:00;</text:span><text:span text:style-name="T12">Sensor0;</text:span><text:span text:style-name="T14">NO2;</text:span><text:span text:style-name="T16">20.0;</text:span></text:p>
            <text:p text:style-name="P8"><text:span text:style-name="T8">2019-01-01 12:00:00;</text:span><text:span text:style-name="T11">Sensor1;</text:span><text:span text:style-name="T13">NO2;</text:span><text:span text:style-name="T15">110.0;</text:span></text:p>
          </table:table-cell>
          <table:table-cell table:style-name="Tableau4.A1" office:value-type="string">
            <text:p text:style-name="P2"><text:span text:style-name="T7">Vérifier qu’on obtient en sortie les valeurs souhaitées pour la position initiale de (-44, -1) avec deux capteurs situés à la même distance de la position initiale</text:span></text:p>
          </table:table-cell>
        </table:table-row>
      </table:table>
      <text:p text:style-name="P11"/>
      <text:p text:style-name="P11"/>
      <text:p text:style-name="P13"><text:span text:style-name="T2">meanByZones(Service container) ;</text:span></text:p>
      <text:p text:style-name="P22"><text:span text:style-name="T6">La méthode </text:span><text:span text:style-name="T4">meanByZones</text:span><text:span text:style-name="T6"> calcule la valeur moyenne mesurée par tous les capteurs dans chaque zone géographique pour chaque type de données.</text:span></text:p>
      <text:p text:style-name="P17"/>
      <table:table table:name="Tableau5" table:style-name="Tableau5">
        <table:table-column table:style-name="Tableau5.A"/>
        <table:table-column table:style-name="Tableau5.B"/>
        <table:table-row table:style-name="Tableau5.1">
          <table:table-cell table:style-name="Tableau5.A1" office:value-type="string">
            <text:p text:style-name="P2"><text:span text:style-name="T7">Jeu de test </text:span></text:p>
          </table:table-cell>
          <table:table-cell table:style-name="Tableau5.A1" office:value-type="string">
            <text:p text:style-name="P2"><text:span text:style-name="T7">Objectif du test</text:span></text:p>
          </table:table-cell>
        </table:table-row>
        <table:table-row table:style-name="Tableau5.1">
          <table:table-cell table:style-name="Tableau5.A1" office:value-type="string">
            <text:p text:style-name="P7"><text:span text:style-name="T9">Sensor0;</text:span><text:span text:style-name="T12">44;</text:span><text:span text:style-name="T14">-0.3;</text:span></text:p>
            <text:p text:style-name="P8"><text:span text:style-name="T8">Sensor1;</text:span><text:span text:style-name="T11">44;</text:span><text:span text:style-name="T13">-0.3;</text:span></text:p>
            <text:p text:style-name="P15"/>
            <text:p text:style-name="P15"/>
            <text:p text:style-name="P7"><text:span text:style-name="T9">2019-01-01 12:00:00;</text:span><text:span text:style-name="T12">Sensor0;</text:span><text:span text:style-name="T14">O3;</text:span><text:span text:style-name="T16">10.0;</text:span></text:p>
            <text:p text:style-name="P8"><text:span text:style-name="T8">2019-01-01 12:00:00;</text:span><text:span text:style-name="T11">Sensor1;</text:span><text:span text:style-name="T13">O3;</text:span><text:span text:style-name="T15">20.0;</text:span></text:p>
          </table:table-cell>
          <table:table-cell table:style-name="Tableau5.A1" office:value-type="string">
            <text:p text:style-name="P14">Vérifier qu’on obtient bien la moyenne des capteurs situés dans une même zone pour un même type</text:p>
          </table:table-cell>
        </table:table-row>
        <table:table-row table:style-name="Tableau5.1">
          <table:table-cell table:style-name="Tableau5.A1" office:value-type="string">
            <text:p text:style-name="P7"><text:span text:style-name="T9">Sensor0;</text:span><text:span text:style-name="T12">44;</text:span><text:span text:style-name="T14">-0.3;</text:span></text:p>
            <text:p text:style-name="P8"><text:span text:style-name="T8">Sensor1;</text:span><text:span text:style-name="T11">44;</text:span><text:span text:style-name="T13">-0.3;</text:span></text:p>
            <text:p text:style-name="P2"/>
            <text:p text:style-name="P2"/>
            <text:p text:style-name="P7"><text:span text:style-name="T9">2019-01-01 12:00:00;</text:span><text:span text:style-name="T12">Sensor0;</text:span><text:span text:style-name="T14">O3;</text:span><text:span text:style-name="T16">10.0;</text:span></text:p>
            <text:p text:style-name="P8"><text:span text:style-name="T8">2019-01-01 12:00:00;</text:span><text:span text:style-name="T11">Sensor1;</text:span><text:span text:style-name="T13">NO2;</text:span><text:span text:style-name="T15">20.0;</text:span></text:p>
          </table:table-cell>
          <table:table-cell table:style-name="Tableau5.A1" office:value-type="string">
            <text:p text:style-name="P4">Vérifier qu’on obtient bien la moyenne des capteurs situés dans une même zone pour des types différents</text:p>
          </table:table-cell>
        </table:table-row>
        <table:table-row table:style-name="Tableau5.1">
          <table:table-cell table:style-name="Tableau5.A1" office:value-type="string">
            <text:p text:style-name="P7"><text:span text:style-name="T9">Sensor0;</text:span><text:span text:style-name="T12">44;</text:span><text:span text:style-name="T14">-0.3;</text:span></text:p>
            <text:p text:style-name="P8"><text:span text:style-name="T8">Sensor1;</text:span><text:span text:style-name="T11">50;</text:span><text:span text:style-name="T13">2;</text:span></text:p>
            <text:p text:style-name="P2"/>
            <text:p text:style-name="P2"/>
            <text:p text:style-name="P7"><text:span text:style-name="T9">2019-01-01 12:00:00;</text:span><text:span text:style-name="T12">Sensor0;</text:span><text:span text:style-name="T14">O3;</text:span><text:span text:style-name="T16">10.0;</text:span></text:p>
            <text:p text:style-name="P8"><text:span text:style-name="T8">2019-01-01 12:00:00;</text:span><text:span text:style-name="T11">Sensor1;</text:span><text:span text:style-name="T13">O3;</text:span><text:span text:style-name="T15">20.0;</text:span></text:p>
          </table:table-cell>
          <table:table-cell table:style-name="Tableau5.A1" office:value-type="string">
            <text:p text:style-name="P2"><text:span text:style-name="T7">Vérifier qu’on obtient bien la moyenne des capteurs situés dans des zones différentes pour un même type</text:span></text:p>
          </table:table-cell>
        </table:table-row>
        <table:table-row table:style-name="Tableau5.1">
          <table:table-cell table:style-name="Tableau5.A1" office:value-type="string">
            <text:p text:style-name="P7"><text:span text:style-name="T9">Sensor0;</text:span><text:span text:style-name="T12">44;</text:span><text:span text:style-name="T14">-0.3;</text:span></text:p>
            <text:p text:style-name="P8"><text:span text:style-name="T8">Sensor1;</text:span><text:span text:style-name="T11">50;</text:span><text:span text:style-name="T13">2;</text:span></text:p>
            <text:p text:style-name="P2"/>
            <text:p text:style-name="P2"/>
            <text:p text:style-name="P7"><text:span text:style-name="T9">2019-01-01 12:00:00;</text:span><text:span text:style-name="T12">Sensor0;</text:span><text:span text:style-name="T14">O3;</text:span><text:span text:style-name="T16">10.0;</text:span></text:p>
            <text:p text:style-name="P8"><text:span text:style-name="T8">2019-01-01 12:00:00;</text:span><text:span text:style-name="T11">Sensor1;</text:span><text:span text:style-name="T13">NO2;</text:span><text:span text:style-name="T15">20.0;</text:span></text:p>
          </table:table-cell>
          <table:table-cell table:style-name="Tableau5.A1" office:value-type="string">
            <text:p text:style-name="P2"><text:span text:style-name="T7">Vérifier qu’on obtient bien la moyenne des capteurs situés dans des zones différentes pour des types différents</text:span></text:p>
          </table:table-cell>
        </table:table-row>
      </table:table>
      <text:p text:style-name="P13"/>
      <text:p text:style-name="P13"><text:soft-page-break/><text:span text:style-name="T5">impactCleaner() ;</text:span></text:p>
      <text:p text:style-name="P11"/>
      <text:p text:style-name="P22"><text:span text:style-name="T6">La méthode </text:span><text:span text:style-name="T4">impactCleaner</text:span><text:span text:style-name="T6"> facilite l'observation de l'impact des Cleaners d'air fournis par diverses entreprises sur la qualité de l'air comme le rayon d’impact ou le pourcentage moyen d’amélioration.</text:span></text:p>
      <text:p text:style-name="P3"/>
      <text:p text:style-name="P5"/>
      <text:p text:style-name="P5"/>
      <table:table table:name="Tableau6" table:style-name="Tableau6">
        <table:table-column table:style-name="Tableau6.A"/>
        <table:table-column table:style-name="Tableau6.B"/>
        <table:table-row table:style-name="Tableau6.1">
          <table:table-cell table:style-name="Tableau6.A1" office:value-type="string">
            <text:p text:style-name="P4">Jeu de test </text:p>
          </table:table-cell>
          <table:table-cell table:style-name="Tableau6.A1" office:value-type="string">
            <text:p text:style-name="P4">Objectif du test</text:p>
          </table:table-cell>
        </table:table-row>
        <table:table-row table:style-name="Tableau6.1">
          <table:table-cell table:style-name="Tableau6.A1" office:value-type="string">
            <text:p text:style-name="P7"><text:span text:style-name="T9">Sensor0;</text:span><text:span text:style-name="T12">44;</text:span><text:span text:style-name="T14">-0.3; </text:span><text:span text:style-name="T16">//Cleaner</text:span></text:p>
            <text:p text:style-name="P7"><text:span text:style-name="T9">Sensor1;</text:span><text:span text:style-name="T12">45;</text:span><text:span text:style-name="T14">-0.3; </text:span><text:span text:style-name="T16">//Dans le rayon</text:span></text:p>
            <text:p text:style-name="P7"><text:span text:style-name="T9">Sensor2;</text:span><text:span text:style-name="T12">46;</text:span><text:span text:style-name="T14">-0.3;</text:span><text:span text:style-name="T16"> //Hors du rayon</text:span></text:p>
            <text:p text:style-name="P2"/>
            <text:p text:style-name="P2"/>
            <text:p text:style-name="P7"><text:span text:style-name="T9">2019-01-01 12:00:00;</text:span><text:span text:style-name="T12">Sensor0;</text:span><text:span text:style-name="T14">O3;</text:span><text:span text:style-name="T16">5.0;</text:span></text:p>
            <text:p text:style-name="P7"><text:span text:style-name="T9">2019-01-01 12:00:00;</text:span><text:span text:style-name="T12">Sensor1;</text:span><text:span text:style-name="T14">O3;</text:span><text:span text:style-name="T16">7.0;</text:span></text:p>
            <text:p text:style-name="P7"><text:span text:style-name="T9">2019-01-01 12:00:00;</text:span><text:span text:style-name="T12">Sensor2;</text:span><text:span text:style-name="T14">O3;</text:span><text:span text:style-name="T16">35.0;</text:span></text:p>
          </table:table-cell>
          <table:table-cell table:style-name="Tableau6.A1" office:value-type="string">
            <text:p text:style-name="P4">Vérifier que le rayon d’amélioration est fonctionnel par rapport à la position des autres capteurs pour un type précis</text:p>
          </table:table-cell>
        </table:table-row>
        <table:table-row table:style-name="Tableau6.1">
          <table:table-cell table:style-name="Tableau6.A1" office:value-type="string">
            <text:p text:style-name="P7"><text:span text:style-name="T9">Sensor0;</text:span><text:span text:style-name="T12">44;</text:span><text:span text:style-name="T14">-0.3; </text:span><text:span text:style-name="T16">//Cleaner</text:span></text:p>
            <text:p text:style-name="P7"><text:span text:style-name="T9">Sensor1;</text:span><text:span text:style-name="T12">45;</text:span><text:span text:style-name="T14">-0.3; </text:span><text:span text:style-name="T16">//Dans le rayon</text:span></text:p>
            <text:p text:style-name="P7"><text:span text:style-name="T9">Sensor2;</text:span><text:span text:style-name="T12">46;</text:span><text:span text:style-name="T14">-0.3;</text:span><text:span text:style-name="T16"> //Hors du rayon</text:span></text:p>
            <text:p text:style-name="P2"/>
            <text:p text:style-name="P2"/>
            <text:p text:style-name="P7"><text:span text:style-name="T9">2019-01-01 12:00:00;</text:span><text:span text:style-name="T12">Sensor0;</text:span><text:span text:style-name="T14">O3;</text:span><text:span text:style-name="T16">5.0;</text:span></text:p>
            <text:p text:style-name="P7"><text:span text:style-name="T9">2019-01-01 12:00:00;</text:span><text:span text:style-name="T12">Sensor1;</text:span><text:span text:style-name="T14">O3;</text:span><text:span text:style-name="T16">7.0;</text:span></text:p>
            <text:p text:style-name="P7"><text:span text:style-name="T9">2019-01-01 12:00:00;</text:span><text:span text:style-name="T12">Sensor2;</text:span><text:span text:style-name="T14">O3;</text:span><text:span text:style-name="T16">35.0;</text:span></text:p>
            <text:p text:style-name="P7"><text:span text:style-name="T9">2019-01-01 12:00:00;</text:span><text:span text:style-name="T12">Sensor2;</text:span><text:span text:style-name="T14">NO2;</text:span><text:span text:style-name="T16">1.0;</text:span></text:p>
            <text:p text:style-name="P7"><text:span text:style-name="T9">2019-01-01 12:00:00;</text:span><text:span text:style-name="T12">Sensor2;</text:span><text:span text:style-name="T14">NO2;</text:span><text:span text:style-name="T16">3.0;</text:span></text:p>
            <text:p text:style-name="P7"><text:span text:style-name="T9">2019-01-01 12:00:00;</text:span><text:span text:style-name="T12">Sensor2;</text:span><text:span text:style-name="T14">NO2;</text:span><text:span text:style-name="T16">12.0;</text:span></text:p>
            <text:p text:style-name="P7"><text:span text:style-name="T9">2019-01-01 12:00:00;</text:span><text:span text:style-name="T12">Sensor2;</text:span><text:span text:style-name="T14">SO2;</text:span><text:span text:style-name="T16">3.0;</text:span></text:p>
            <text:p text:style-name="P7"><text:span text:style-name="T9">2019-01-01 12:00:00;</text:span><text:span text:style-name="T12">Sensor2;</text:span><text:span text:style-name="T14">SO2;</text:span><text:span text:style-name="T16">8.0;</text:span></text:p>
            <text:p text:style-name="P7"><text:span text:style-name="T9">2019-01-01 12:00:00;</text:span><text:span text:style-name="T12">Sensor2;</text:span><text:span text:style-name="T14">SO2;</text:span><text:span text:style-name="T16">22.0;</text:span></text:p>
            <text:p text:style-name="P7"><text:span text:style-name="T9">2019-01-01 12:00:00;</text:span><text:span text:style-name="T12">Sensor2;</text:span><text:span text:style-name="T14">PM10;</text:span><text:span text:style-name="T16">0.5.0;</text:span></text:p>
            <text:p text:style-name="P7"><text:span text:style-name="T9">2019-01-01 12:00:00;</text:span><text:span text:style-name="T12">Sensor2;</text:span><text:span text:style-name="T14">PM10;</text:span><text:span text:style-name="T16">1.1.0;</text:span></text:p>
            <text:p text:style-name="P7"><text:span text:style-name="T9">2019-01-01 12:00:00;</text:span><text:span text:style-name="T12">Sensor2;</text:span><text:span text:style-name="T14">PM10;</text:span><text:span text:style-name="T16">5.0;</text:span></text:p>
          </table:table-cell>
          <table:table-cell table:style-name="Tableau6.A1" office:value-type="string">
            <text:p text:style-name="P4">Vérifier que le rayon d’amélioration est fonctionnel par rapport à la position des autres capteurs pour la globalité des paramètres de la qualité de l’air</text:p>
          </table:table-cell>
        </table:table-row>
      </table:table>
      <text:p text:style-name="P5"/>
      <text:p text:style-name="P6"/>
      <text:p text:style-name="P6"/>
      <text:p text:style-name="P6"/>
      <text:p text:style-name="P6"/>
      <text:p text:style-name="P6"/>
      <text:p text:style-name="P6"/>
      <text:p text:style-name="P13"><text:soft-page-break/><text:span text:style-name="T5">distance(Sensor s2) ;</text:span></text:p>
      <text:p text:style-name="P11"/>
      <text:p text:style-name="P13"><text:span text:style-name="T6">La méthode </text:span><text:span text:style-name="T4">distance </text:span><text:span text:style-name="T6">est une méthode de la classe Sensor qui permet de calculer la distance séparant deux capteurs. </text:span></text:p>
      <text:p text:style-name="P3"/>
      <text:p text:style-name="P3"/>
      <table:table table:name="Tableau7" table:style-name="Tableau7">
        <table:table-column table:style-name="Tableau7.A" table:number-columns-repeated="2"/>
        <table:table-row table:style-name="Tableau7.1">
          <table:table-cell table:style-name="Tableau7.A1" office:value-type="string">
            <text:p text:style-name="P2"><text:span text:style-name="T7">Jeu de test </text:span></text:p>
          </table:table-cell>
          <table:table-cell table:style-name="Tableau7.A1" office:value-type="string">
            <text:p text:style-name="P2"><text:span text:style-name="T7">Objectif du test</text:span></text:p>
          </table:table-cell>
        </table:table-row>
        <table:table-row table:style-name="Tableau7.1">
          <table:table-cell table:style-name="Tableau7.A1" office:value-type="string">
            <text:p text:style-name="P7"><text:span text:style-name="T9">Sensor0;</text:span><text:span text:style-name="T12">48.88;</text:span><text:span text:style-name="T14">2.34; </text:span><text:span text:style-name="T16">//Paris</text:span></text:p>
            <text:p text:style-name="P8"><text:span text:style-name="T8">Sensor1;</text:span><text:span text:style-name="T11">43.66;</text:span><text:span text:style-name="T13">1.39; </text:span><text:span text:style-name="T15">//Toulouse</text:span></text:p>
          </table:table-cell>
          <table:table-cell table:style-name="Tableau7.A1" office:value-type="string">
            <text:p text:style-name="P2"><text:span text:style-name="T7">Vérifier la distance entre deux capteurs placés stratégiquement pour qu’on puisse vérifier la distance.</text:span></text:p>
          </table:table-cell>
        </table:table-row>
        <table:table-row table:style-name="Tableau7.1">
          <table:table-cell table:style-name="Tableau7.A1" office:value-type="string">
            <text:p text:style-name="P7"><text:span text:style-name="T9">Sensor0;</text:span><text:span text:style-name="T12">48.88;</text:span><text:span text:style-name="T14">2.34; </text:span></text:p>
            <text:p text:style-name="P8"><text:span text:style-name="T8">Sensor1;</text:span><text:span text:style-name="T11">48.88;</text:span><text:span text:style-name="T13">2.34; </text:span></text:p>
          </table:table-cell>
          <table:table-cell table:style-name="Tableau7.A1" office:value-type="string">
            <text:p text:style-name="P2"><text:span text:style-name="T7">Vérifier que la distance est à 0 si deux capteurs sont à la même position</text:span></text:p>
          </table:table-cell>
        </table:table-row>
      </table:table>
      <text:p text:style-name="P3"/>
      <text:p text:style-name="P3"/>
      <text:p text:style-name="P5"/>
      <text:p text:style-name="P5"/>
      <text:p text:style-name="P5"/>
      <text:p text:style-name="P5"/>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02T21:40:08.175000000</dc:date>
    <meta:editing-duration>PT1M5S</meta:editing-duration>
    <meta:editing-cycles>1</meta:editing-cycles>
    <meta:document-statistic meta:table-count="7" meta:image-count="0" meta:object-count="0" meta:page-count="6" meta:paragraph-count="145" meta:word-count="938" meta:character-count="7707" meta:non-whitespace-character-count="6905"/>
    <meta:generator>LibreOffice/7.1.4.2$Windows_X86_64 LibreOffice_project/a529a4fab45b75fefc5b6226684193eb000654f6</meta:generator>
  </office:meta>
</office:document-meta>
</file>